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3" style:family="paragraph" style:parent-style-name="Standard">
      <style:text-properties fo:font-size="14pt" fo:language="uk" fo:country="UA" officeooo:paragraph-rsid="001a4eb2" style:font-size-asian="14pt" style:font-size-complex="14pt"/>
    </style:style>
    <style:style style:name="P4" style:family="paragraph" style:parent-style-name="Standard" style:list-style-name="">
      <style:paragraph-properties fo:line-height="100%"/>
      <style:text-properties fo:color="#000000" fo:font-size="14pt" fo:font-weight="normal" officeooo:rsid="001a4eb2" officeooo:paragraph-rsid="001a4e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6" style:family="paragraph" style:parent-style-name="Список_20_перечисление" style:list-style-name="">
      <style:paragraph-properties fo:line-height="100%"/>
      <style:text-properties fo:font-size="14pt" officeooo:paragraph-rsid="00161886" style:font-size-asian="14pt" style:font-size-complex="14pt"/>
    </style:style>
    <style:style style:name="P7" style:family="paragraph" style:parent-style-name="Список_20_перечисление" style:list-style-name="">
      <style:paragraph-properties fo:line-height="100%"/>
      <style:text-properties fo:font-size="14pt" fo:font-weight="bold" officeooo:rsid="00161886" officeooo:paragraph-rsid="00161886" style:font-size-asian="14pt" style:font-weight-asian="bold" style:font-size-complex="14pt" style:font-weight-complex="bold"/>
    </style:style>
    <style:style style:name="P8" style:family="paragraph" style:parent-style-name="Список_20_перечисление" style:list-style-name="">
      <style:paragraph-properties fo:line-height="100%"/>
      <style:text-properties fo:color="#000000" style:font-name="Monospace" fo:font-size="10pt" fo:font-weight="normal" officeooo:paragraph-rsid="00161886" style:font-size-asian="10pt" style:font-weight-asian="normal" style:font-weight-complex="normal"/>
    </style:style>
    <style:style style:name="P9" style:family="paragraph" style:parent-style-name="Список_20_перечисление" style:list-style-name="">
      <style:paragraph-properties fo:line-height="100%"/>
      <style:text-properties fo:color="#000000" fo:font-size="14pt" fo:font-weight="normal" officeooo:rsid="00161886" officeooo:paragraph-rsid="00161886" style:font-size-asian="14pt" style:font-weight-asian="normal" style:font-size-complex="14pt" style:font-weight-complex="normal"/>
    </style:style>
    <style:style style:name="P10" style:family="paragraph" style:parent-style-name="Список_20_перечисление" style:list-style-name="">
      <style:paragraph-properties fo:line-height="100%"/>
      <style:text-properties fo:color="#000000" fo:font-size="14pt" fo:font-weight="normal" officeooo:rsid="001a4eb2" officeooo:paragraph-rsid="001a4eb2" style:font-size-asian="14pt" style:font-weight-asian="normal" style:font-size-complex="14pt" style:font-weight-complex="normal"/>
    </style:style>
    <style:style style:name="P11" style:family="paragraph" style:parent-style-name="Список_20_перечисление" style:list-style-name="">
      <style:paragraph-properties fo:line-height="100%"/>
      <style:text-properties fo:color="#000000" fo:font-size="14pt" fo:font-weight="bold" officeooo:rsid="001a4eb2" officeooo:paragraph-rsid="001a4eb2" style:font-size-asian="14pt" style:font-weight-asian="bold" style:font-size-complex="14pt" style:font-weight-complex="bold"/>
    </style:style>
    <style:style style:name="P12" style:family="paragraph" style:parent-style-name="Список_20_перечисление" style:list-style-name="">
      <style:paragraph-properties fo:line-height="100%" fo:text-align="center" style:justify-single-word="false"/>
      <style:text-properties fo:color="#000000" fo:font-size="14pt" fo:font-weight="bold" officeooo:rsid="001c5905" officeooo:paragraph-rsid="001c5905" style:font-size-asian="14pt" style:font-weight-asian="bold" style:font-size-complex="14pt" style:font-weight-complex="bold"/>
    </style:style>
    <style:style style:name="P13" style:family="paragraph" style:parent-style-name="Список_20_перечисление" style:list-style-name="">
      <style:paragraph-properties fo:line-height="100%" fo:text-align="justify" style:justify-single-word="false"/>
      <style:text-properties fo:color="#000000" fo:font-size="14pt" fo:font-weight="bold" officeooo:rsid="001c5905" officeooo:paragraph-rsid="001c5905" style:font-size-asian="14pt" style:font-weight-asian="bold" style:font-size-complex="14pt" style:font-weight-complex="bold"/>
    </style:style>
    <style:style style:name="P14" style:family="paragraph" style:parent-style-name="Список_20_перечисление">
      <style:paragraph-properties fo:margin-left="0cm" fo:margin-right="0cm" fo:line-height="100%" fo:text-indent="1.251cm" style:auto-text-indent="false"/>
      <style:text-properties fo:font-size="14pt" officeooo:paragraph-rsid="001a4eb2" style:font-size-asian="14pt" style:font-size-complex="14pt"/>
    </style:style>
    <style:style style:name="P15" style:family="paragraph" style:parent-style-name="Список_20_перечисление">
      <style:paragraph-properties fo:margin-left="0cm" fo:margin-right="0cm" fo:text-indent="1.251cm" style:auto-text-indent="false"/>
      <style:text-properties fo:font-size="14pt" fo:language="uk" fo:country="UA" officeooo:paragraph-rsid="001a4eb2" style:font-size-asian="14pt" style:font-size-complex="14pt"/>
    </style:style>
    <style:style style:name="P16" style:family="paragraph" style:parent-style-name="Heading_20_1">
      <style:paragraph-properties fo:text-align="center" style:justify-single-word="false"/>
      <style:text-properties officeooo:paragraph-rsid="001a4eb2" style:font-size-complex="14pt"/>
    </style:style>
    <style:style style:name="T1" style:family="text">
      <style:text-properties style:font-name="Liberation Serif" fo:font-size="14pt" style:font-size-asian="14pt"/>
    </style:style>
    <style:style style:name="T2" style:family="text">
      <style:text-properties style:font-name="Liberation Serif" fo:font-size="14pt" officeooo:rsid="00161886" style:font-size-asian="14pt"/>
    </style:style>
    <style:style style:name="T3" style:family="text">
      <style:text-properties style:font-name="Liberation Serif" fo:font-size="14pt" fo:language="uk" fo:country="UA" officeooo:rsid="001a4eb2" style:font-size-asian="14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language="uk" fo:country="UA" fo:font-weight="normal" officeooo:rsid="001cfff5" style:font-weight-asian="normal" style:font-weight-complex="normal"/>
    </style:style>
    <style:style style:name="T9" style:family="text">
      <style:text-properties officeooo:rsid="001bb611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13 </text:span><text:span text:style-name="T1">ЛАБОРАТОРНАЯ РАБОТА </text:span><text:span text:style-name="T2">№</text:span><text:span text:style-name="T1"> </text:span><text:span text:style-name="T2">13</text:span><text:span text:style-name="T1"><text:line-break/></text:span><text:span text:style-name="T2"> </text:span><text:span text:style-name="T3">ОРГАНІЗАЦІЯ ВЗАЄМОДІЇ ПОТОКІВ, ЩО ВИКОНУЮТЬСЯ ПАРАЛЕЛЬНО</text:span></text:h>
      <text:p text:style-name="P3">Мета роботи: <text:s text:c="2"/></text:p>
      <text:list xml:id="list1687399524633830170" text:style-name="WW8Num19">
        <text:list-item>
          <text:p text:style-name="P15">Познайомитися з поняттям синхронізації при спільному використанні даних. </text:p>
        </text:list-item>
        <text:list-item>
          <text:p text:style-name="P15">Познайомитися з методами призупинення потоків. </text:p>
        </text:list-item>
        <text:list-item>
          <text:p text:style-name="P14"><text:span text:style-name="T6">Закріпити навички роботи з потоками виконання коду в Java шляхом створення багатопоточного додатку для паралельної обробки дерева.</text:span></text:p>
        </text:list-item>
      </text:list>
      <text:p text:style-name="P6"/>
      <text:p text:style-name="P7">13.1 <text:span text:style-name="T9">Тексти методів створених для класів</text:span></text:p>
      <text:p text:style-name="P8"/>
      <text:p text:style-name="P2">public class TreeHandle implements Runnable {</text:p>
      <text:p text:style-name="P2"><text:tab/>private String name;</text:p>
      <text:p text:style-name="P2"><text:tab/>private JTree tree;</text:p>
      <text:p text:style-name="P2"><text:tab/>private Tree model;</text:p>
      <text:p text:style-name="P2"><text:tab/>private Predicate&lt;Node&gt; tester = (Node node) -&gt; {</text:p>
      <text:p text:style-name="P2"><text:tab/><text:tab/>if (!isNumber(node)){</text:p>
      <text:p text:style-name="P2"><text:tab/><text:tab/><text:tab/>return false;</text:p>
      <text:p text:style-name="P2"><text:tab/><text:tab/>}</text:p>
      <text:p text:style-name="P2"><text:tab/><text:tab/>Iterator&lt;Node&gt; itr = model.iterator(node);</text:p>
      <text:p text:style-name="P2"><text:tab/><text:tab/>itr.next();</text:p>
      <text:p text:style-name="P2"><text:tab/><text:tab/>while (itr.hasNext()){</text:p>
      <text:p text:style-name="P2"><text:tab/><text:tab/><text:tab/>if (!isFinished(itr.next())){</text:p>
      <text:p text:style-name="P2"><text:tab/><text:tab/><text:tab/><text:tab/>return false;</text:p>
      <text:p text:style-name="P2"><text:tab/><text:tab/><text:tab/>}</text:p>
      <text:p text:style-name="P2"><text:tab/><text:tab/>}</text:p>
      <text:p text:style-name="P2"><text:tab/><text:tab/>return true;</text:p>
      <text:p text:style-name="P2"><text:tab/>};</text:p>
      <text:p text:style-name="P2"><text:tab/>public TreeHandle(String name, JTree tree) {</text:p>
      <text:p text:style-name="P2"><text:tab/><text:tab/>super();</text:p>
      <text:p text:style-name="P2"><text:tab/><text:tab/>this.name = name;</text:p>
      <text:p text:style-name="P2"><text:tab/><text:tab/>this.tree = tree;</text:p>
      <text:p text:style-name="P2"><text:tab/><text:tab/>model = (Tree)tree.getModel();</text:p>
      <text:p text:style-name="P2"><text:tab/>}</text:p>
      <text:p text:style-name="P2"><text:tab/>private int fib(int n){</text:p>
      <text:p text:style-name="P2"><text:tab/><text:tab/>if (n &lt;= 0) return 0;</text:p>
      <text:p text:style-name="P2"><text:tab/><text:tab/>if (n == 1 || n == 2) return n;</text:p>
      <text:p text:style-name="P2"><text:tab/><text:tab/>else return fib(n - 1) + fib(n - 2);</text:p>
      <text:p text:style-name="P2"><text:tab/>}</text:p>
      <text:p text:style-name="P2"><text:tab/>private boolean isNumber(Object node){</text:p>
      <text:p text:style-name="P2"><text:tab/><text:tab/>try {</text:p>
      <text:p text:style-name="P1"><text:span text:style-name="T4"><text:tab/><text:tab/><text:tab/>Integer.</text:span><text:span text:style-name="T5">parseInt</text:span><text:span text:style-name="T4">(node.toString());</text:span></text:p>
      <text:p text:style-name="P2"><text:tab/><text:tab/><text:tab/>return true;</text:p>
      <text:p text:style-name="P2"><text:tab/><text:tab/>} catch (Exception e) {</text:p>
      <text:p text:style-name="P2"><text:tab/><text:tab/><text:tab/>return false;</text:p>
      <text:p text:style-name="P2"><text:tab/><text:tab/>}</text:p>
      <text:p text:style-name="P2"><text:tab/>}</text:p>
      <text:p text:style-name="P2"><text:tab/>public boolean isFinished(Node node){</text:p>
      <text:p text:style-name="P2"><text:tab/><text:tab/>return node.getData().toString().indexOf("finish") &gt;= 0;</text:p>
      <text:p text:style-name="P2"><text:tab/>}</text:p>
      <text:p text:style-name="P2"><text:tab/>protected void updateTree() {</text:p>
      <text:p text:style-name="P1"><text:span text:style-name="T4"><text:tab/><text:tab/>SwingUtilities.</text:span><text:span text:style-name="T5">invokeLater</text:span><text:span text:style-name="T4">(new Runnable() {</text:span></text:p>
      <text:p text:style-name="P1"><text:span text:style-name="T4"><text:tab/><text:tab/><text:tab/></text:span><text:span text:style-name="T5">@Override</text:span></text:p>
      <text:p text:style-name="P2"><text:tab/><text:tab/><text:tab/>public void run(){</text:p>
      <text:p text:style-name="P2"><text:tab/><text:tab/><text:tab/><text:tab/>tree.updateUI();</text:p>
      <text:p text:style-name="P2"><text:soft-page-break/><text:tab/><text:tab/><text:tab/>}</text:p>
      <text:p text:style-name="P2"><text:tab/><text:tab/>});</text:p>
      <text:p text:style-name="P2"><text:tab/>}</text:p>
      <text:p text:style-name="P2"><text:tab/></text:p>
      <text:p text:style-name="P1"><text:span text:style-name="T4"><text:tab/></text:span><text:span text:style-name="T5">@Override</text:span></text:p>
      <text:p text:style-name="P2"><text:tab/>public void run() {</text:p>
      <text:p text:style-name="P2"><text:tab/><text:tab/>Node node;</text:p>
      <text:p text:style-name="P2"><text:tab/><text:tab/>String nodeName;</text:p>
      <text:p text:style-name="P2"><text:tab/><text:tab/>int n;</text:p>
      <text:p text:style-name="P1"><text:span text:style-name="T4"><text:tab/><text:tab/>System.</text:span><text:span text:style-name="T5">out</text:span><text:span text:style-name="T4">.println(name + " стартовал");</text:span></text:p>
      <text:p text:style-name="P2"><text:tab/><text:tab/>while(true){</text:p>
      <text:p text:style-name="P1"><text:span text:style-name="T4"><text:tab/><text:tab/><text:tab/>System.</text:span><text:span text:style-name="T5">out</text:span><text:span text:style-name="T4">.println(name + " хочет найти узел для обработки");</text:span></text:p>
      <text:p text:style-name="P2"><text:tab/><text:tab/><text:tab/>synchronized (tree) {</text:p>
      <text:p text:style-name="P2"><text:tab/><text:tab/><text:tab/><text:tab/>while (true) {</text:p>
      <text:p text:style-name="P2"><text:tab/><text:tab/><text:tab/><text:tab/><text:tab/>Node root = (Node) (model.getRoot());</text:p>
      <text:p text:style-name="P2"><text:tab/><text:tab/><text:tab/><text:tab/><text:tab/>if (root == null || !isNumber(root)){</text:p>
      <text:p text:style-name="P1"><text:span text:style-name="T4"><text:tab/><text:tab/><text:tab/><text:tab/><text:tab/><text:tab/>System.</text:span><text:span text:style-name="T5">out</text:span><text:span text:style-name="T4">.println(name + " закончил работу");</text:span></text:p>
      <text:p text:style-name="P2"><text:tab/><text:tab/><text:tab/><text:tab/><text:tab/><text:tab/>return;</text:p>
      <text:p text:style-name="P2"><text:tab/><text:tab/><text:tab/><text:tab/><text:tab/>}</text:p>
      <text:p text:style-name="P1"><text:span text:style-name="T4"><text:tab/><text:tab/><text:tab/><text:tab/><text:tab/>System.</text:span><text:span text:style-name="T5">out</text:span><text:span text:style-name="T4">.println(name + " захватил <text:s/>дерево и ищет...");</text:span></text:p>
      <text:p text:style-name="P2"><text:tab/><text:tab/><text:tab/><text:tab/><text:tab/>node = model.findNode(root, tester);</text:p>
      <text:p text:style-name="P2"><text:tab/><text:tab/><text:tab/><text:tab/><text:tab/>if (node != null){</text:p>
      <text:p text:style-name="P2"><text:tab/><text:tab/><text:tab/><text:tab/><text:tab/><text:tab/>break;</text:p>
      <text:p text:style-name="P2"><text:tab/><text:tab/><text:tab/><text:tab/><text:tab/>}</text:p>
      <text:p text:style-name="P1"><text:span text:style-name="T4"><text:tab/><text:tab/><text:tab/><text:tab/><text:tab/>System.</text:span><text:span text:style-name="T5">out</text:span><text:span text:style-name="T4">.println("Пока узлов нет, " + name + " ждет...");</text:span></text:p>
      <text:p text:style-name="P2"><text:tab/><text:tab/><text:tab/><text:tab/><text:tab/>try {</text:p>
      <text:p text:style-name="P2"><text:tab/><text:tab/><text:tab/><text:tab/><text:tab/><text:tab/>tree.wait();</text:p>
      <text:p text:style-name="P2"><text:tab/><text:tab/><text:tab/><text:tab/><text:tab/>} catch (InterruptedException e) {};</text:p>
      <text:p text:style-name="P2"><text:tab/><text:tab/><text:tab/><text:tab/>}</text:p>
      <text:p text:style-name="P1"><text:span text:style-name="T4"><text:tab/><text:tab/><text:tab/><text:tab/>System.</text:span><text:span text:style-name="T5">out</text:span><text:span text:style-name="T4">.println(name + " нашел узел " + node);</text:span></text:p>
      <text:p text:style-name="P2"><text:tab/><text:tab/><text:tab/><text:tab/>nodeName = node.getData().toString();</text:p>
      <text:p text:style-name="P1"><text:span text:style-name="T4"><text:tab/><text:tab/><text:tab/><text:tab/>n = Integer.</text:span><text:span text:style-name="T5">parseInt</text:span><text:span text:style-name="T4">(nodeName);</text:span></text:p>
      <text:p text:style-name="P2"><text:tab/><text:tab/><text:tab/><text:tab/>try {</text:p>
      <text:p text:style-name="P2"><text:tab/><text:tab/><text:tab/><text:tab/><text:tab/>model.setData(node, this.name + " start with " + nodeName);</text:p>
      <text:p text:style-name="P2"><text:tab/><text:tab/><text:tab/><text:tab/>} catch (Exception e) {</text:p>
      <text:p text:style-name="P2"><text:tab/><text:tab/><text:tab/><text:tab/><text:tab/>// TODO Auto-generated catch block</text:p>
      <text:p text:style-name="P2"><text:tab/><text:tab/><text:tab/><text:tab/><text:tab/>e.printStackTrace();</text:p>
      <text:p text:style-name="P2"><text:tab/><text:tab/><text:tab/><text:tab/>}</text:p>
      <text:p text:style-name="P2"><text:tab/><text:tab/><text:tab/><text:tab/>updateTree();</text:p>
      <text:p text:style-name="P2"><text:tab/><text:tab/><text:tab/>}</text:p>
      <text:p text:style-name="P1"><text:span text:style-name="T4"><text:tab/><text:tab/><text:tab/>System.</text:span><text:span text:style-name="T5">out</text:span><text:span text:style-name="T4">.println(name + " обрабатывает " + nodeName);</text:span></text:p>
      <text:p text:style-name="P1"><text:span text:style-name="T4"><text:tab/><text:tab/><text:tab/>n = (int)(n &gt; 47 ? 47 - Math.</text:span><text:span text:style-name="T5">random</text:span><text:span text:style-name="T4">()*7 : n &lt; 20 ? 20 : n);</text:span></text:p>
      <text:p text:style-name="P2"><text:tab/><text:tab/><text:tab/>fib(n);</text:p>
      <text:p text:style-name="P1"><text:span text:style-name="T4"><text:tab/><text:tab/><text:tab/>System.</text:span><text:span text:style-name="T5">out</text:span><text:span text:style-name="T4">.println(name + " обработал" + nodeName);</text:span></text:p>
      <text:p text:style-name="P2"><text:tab/><text:tab/><text:tab/>synchronized (tree) {</text:p>
      <text:p text:style-name="P2"><text:tab/><text:tab/><text:tab/><text:tab/>try {</text:p>
      <text:p text:style-name="P2"><text:tab/><text:tab/><text:tab/><text:tab/><text:tab/>model.setData(node, node + " node name " + nodeName);</text:p>
      <text:p text:style-name="P2"><text:tab/><text:tab/><text:tab/><text:tab/>} catch (Exception e) {</text:p>
      <text:p text:style-name="P2"><text:tab/><text:tab/><text:tab/><text:tab/><text:tab/>e.printStackTrace();</text:p>
      <text:p text:style-name="P2"><text:tab/><text:tab/><text:tab/><text:tab/>}</text:p>
      <text:p text:style-name="P2"><text:tab/><text:tab/><text:tab/><text:tab/>updateTree();</text:p>
      <text:p text:style-name="P2"><text:tab/><text:tab/><text:tab/><text:tab/>tree.notifyAll()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9"/>
      <text:p text:style-name="P11"><text:soft-page-break/>13.2 <text:span text:style-name="T6">Тексти методів форми з викликами методів обробки дерева.</text:span></text:p>
      <text:p text:style-name="P11"/>
      <text:p text:style-name="P4"><text:span text:style-name="T4"><text:tab/>protected void onMultiThreadRendering() {</text:span></text:p>
      <text:p text:style-name="P1"><text:span text:style-name="T4"><text:tab/><text:tab/>if (treeModel == null){</text:span></text:p>
      <text:p text:style-name="P1"><text:span text:style-name="T4"><text:tab/><text:tab/><text:tab/>return;</text:span></text:p>
      <text:p text:style-name="P1"><text:span text:style-name="T4"><text:tab/><text:tab/>}</text:span></text:p>
      <text:p text:style-name="P1"><text:span text:style-name="T4"><text:tab/><text:tab/>System.</text:span><text:span text:style-name="T5">out</text:span><text:span text:style-name="T4">.println("Протокол работы потоков");</text:span></text:p>
      <text:p text:style-name="P1"><text:span text:style-name="T4"><text:tab/><text:tab/>String strN = textFieldInput.getText();</text:span></text:p>
      <text:p text:style-name="P1"><text:span text:style-name="T4"><text:tab/><text:tab/>int n = Integer.</text:span><text:span text:style-name="T5">parseInt</text:span><text:span text:style-name="T4">(strN);</text:span></text:p>
      <text:p text:style-name="P1"><text:span text:style-name="T4"><text:tab/><text:tab/>System.</text:span><text:span text:style-name="T5">out</text:span><text:span text:style-name="T4">.println("Число потоков " + n);</text:span></text:p>
      <text:p text:style-name="P1"><text:span text:style-name="T4"><text:tab/><text:tab/>for (int i = 0; i &lt; n; i++){</text:span></text:p>
      <text:p text:style-name="P1"><text:span text:style-name="T4"><text:tab/><text:tab/><text:tab/>String name = "Thread_ " + String.</text:span><text:span text:style-name="T5">valueOf</text:span><text:span text:style-name="T4">(i);</text:span></text:p>
      <text:p text:style-name="P1"><text:span text:style-name="T4"><text:tab/><text:tab/><text:tab/>TreeHandle th = new TreeHandle(name, tree);</text:span></text:p>
      <text:p text:style-name="P1"><text:span text:style-name="T4"><text:tab/><text:tab/><text:tab/>Thread thread = new Thread(th, name);</text:span></text:p>
      <text:p text:style-name="P1"><text:span text:style-name="T4"><text:tab/><text:tab/><text:tab/>thread.start();</text:span></text:p>
      <text:p text:style-name="P1"><text:span text:style-name="T4"><text:tab/><text:tab/>}</text:span></text:p>
      <text:p text:style-name="P1"><text:span text:style-name="T4"><text:tab/>}</text:span></text:p>
      <text:p text:style-name="P10"/>
      <text:p text:style-name="P12"><text:span text:style-name="T6">ВИСНОВКИ</text:span></text:p>
      <text:p text:style-name="P12"/>
      <text:p text:style-name="P13"><text:span text:style-name="T6"><text:tab/></text:span><text:span text:style-name="T7">В ході лабораторної роботи були досліджені методи для взаемодії між паралельно працюючими потоками. Для того щоб зробити синхронізувати метод слід використовувати ключове слово synchronized. Також можна створити блок синхронізації для забезпечення </text:span><text:span text:style-name="T8">доступу до певного об’єкту тільки з одного поток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Список_20_перечисление" style:display-name="Список перечисление" style:family="paragraph" style:parent-style-name="Standard" style:list-style-name="WW8Num19">
      <style:paragraph-properties fo:margin-left="0cm" fo:margin-right="0cm" fo:text-indent="1.251cm" style:auto-text-indent="fals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6:41:48.253347902</meta:creation-date>
    <meta:editing-duration>PT4H46M47S</meta:editing-duration>
    <meta:editing-cycles>5</meta:editing-cycles>
    <meta:generator>LibreOffice/4.2.6.3$Linux_X86_64 LibreOffice_project/420m0$Build-3</meta:generator>
    <dc:date>2014-11-12T23:14:18.331315862</dc:date>
    <meta:document-statistic meta:table-count="0" meta:image-count="0" meta:object-count="0" meta:page-count="3" meta:paragraph-count="124" meta:word-count="471" meta:character-count="3540" meta:non-whitespace-character-count="2866"/>
  </office:meta>
</office:document-meta>
</file>